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BY JESUS (20:9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 BY JESUS (20:9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urpose for this parable (20:17-1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urpose for this parable (20:17-1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Jewish leaders' contempt for their Messiah (20:17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Jewish leaders' crushing by their Messiah (20:18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 BY JESUS (20:9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urpose for this parable (20:17-1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articulars in this parable (20:9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articulars in this parable (20:9-1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k agreement (20:9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ickedness (20:10-15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<text:s text:c="1"/>The wickedness (20:10-15a):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The messengers he sends (20:10-15a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messengers he sends (20:10-15a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he sends three servants (20:10a, 11a, 12a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inally, he sends his son (20:1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wickedness (20:10-15a):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messengers he sends (20:10-1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mistreatment they suffer (20:10b, 11 b, 12b, 14-15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mistreatment they suffer (20:10b, 11 b, 12b, 14-15a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All three servants are mistreated (20:10b, 11b, 12b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is son is murdered (20:14-15a)!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wickedness (20:10-15a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messengers he sends (20:10-15a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treatment they suffer (20:10b, 11 b, 12b, 14-15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articulars in this parable (20:9-16)<text:s text:c="1"/></text:span><text:span text:style-name="a567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work agreement (20: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wickedness (20:10-15a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wrath (20:15b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ARABLE BY JESUS (20:9-19)<text:s text:c="1"/></text:span><text:span text:style-name="a585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urpose for this parable (20:17-1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ticulars in this parable (20:9-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cy pointing to this parable (20:17-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lot following this parable (20: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LUKE 20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ARABLE BY JESUS (20:9-19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HARISEES AND JESUS (20:1-8, 20-4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-title-Title-Slide" presentation:presentation-page-layout-name="Master1-PPL1" draw:id="Slide-269">
        <draw:frame draw:id="id109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THE PHARISEES AND JESUS (20:1-8, 20-47)<text:s text:c="1"/></text:span><text:span text:style-name="a621" text:class-names=""/></text:p>
          </draw:text-box>
          <svg:title/>
          <svg:desc/>
        </draw:frame>
        <draw:frame draw:id="id110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The confrontations: (20:1-8, 20-44):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confrontations: (20:1-8, 20-44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Concerning his authority (20:1-8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Concerning his authority (20:1-8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ir demand (20:1-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ir dilemma (20:5-6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ir dilemma (20:5-6)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If they say John's authority was "from heaven," then he will ask why they didn't believe him (20:5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If they say John's authority was "merely human," the people will stone them (20:6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Concerning his authority (20:1-8)<text:s text:c="1"/></text:span><text:span text:style-name="a671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ir demand (20:1-4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dilemma (20:5-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ir defeat (20:7-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confrontations: (20:1-8, 20-44):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Concerning his authority (20:1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Concerning paying tribute to Caesar (20:20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Concerning paying tribute to Caesar (20:20-26)<text:s text:c="1"/></text:span><text:span text:style-name="a704" text:class-names=""/></text:p>
          </draw:text-box>
          <svg:title/>
          <svg:desc/>
        </draw:frame>
        <draw:frame draw:id="id122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ir deceit (20:20-22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defeat (20:23-26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confrontations: (20:1-8, 20-44):<text:s text:c="1"/></text:span><text:span text:style-name="a719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Concerning his authority (20:1-8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Concerning paying tribute to Caesar (20:20-2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Concerning resurrection and marriage (20:27-4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2" draw:style-name="a735" draw:master-page-name="Master1-Layout12-tx-Title-and-Text" presentation:presentation-page-layout-name="Master1-PPL12" draw:id="Slide-277">
        <draw:frame draw:id="id125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Concerning resurrection and marriage (20:27-40)<text:s text:c="1"/></text:span><text:span text:style-name="a737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Sadducees' silly example (20:27-33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Sadducees' serious errors (20:34-4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The Sadducees' serious errors (20:34-40)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re are no marriages as such in heaven (20:34-36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re is a resurrection (20:37-40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Concerning resurrection and marriage (20:27-40)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Sadducees' silly example (20:27-33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Sadducees' serious errors (20:34-4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The confrontations: (20:1-8, 20-44):<text:s text:c="1"/></text:span><text:span text:style-name="a782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Concerning his authority (20:1-8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Concerning paying tribute to Caesar (20:20-2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Concerning resurrection and marriage (20:27-40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Concerning the nature of the Messiah (20:41-4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6" draw:style-name="a801" draw:master-page-name="Master1-Layout12-tx-Title-and-Text" presentation:presentation-page-layout-name="Master1-PPL12" draw:id="Slide-281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Concerning the nature of the Messiah (20:41-44)<text:s text:c="1"/>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He is David's son, thus affirming his humanity (20:41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He is David's Lord, thus affirming his deity (20:42-44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7" draw:style-name="a816" draw:master-page-name="Master1-Layout12-tx-Title-and-Text" presentation:presentation-page-layout-name="Master1-PPL12" draw:id="Slide-282">
        <draw:frame draw:id="id135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The confrontations: (20:1-8, 20-44):<text:s text:c="1"/></text:span><text:span text:style-name="a818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Concerning his authority (20:1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Concerning paying tribute to Caesar (20:20-26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Concerning resurrection and marriage (20:27-40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Concerning the nature of the Messiah (20:41-44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2-tx-Title-and-Text" presentation:presentation-page-layout-name="Master1-PPL12" draw:id="Slide-283">
        <draw:frame draw:id="id137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THE PHARISEES AND JESUS (20:1-8, 20-47)<text:s text:c="1"/></text:span><text:span text:style-name="a839" text:class-names=""/></text:p>
          </draw:text-box>
          <svg:title/>
          <svg:desc/>
        </draw:frame>
        <draw:frame draw:id="id138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confrontations: (20:1-8, 20-44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ondemnation (20:45-47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29" draw:style-name="a852" draw:master-page-name="Master1-Layout12-tx-Title-and-Text" presentation:presentation-page-layout-name="Master1-PPL12" draw:id="Slide-284">
        <draw:frame draw:id="id139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demnation (20:45-47):<text:s text:c="1"/></text:span><text:span text:style-name="a854" text:class-names=""/></text:p>
          </draw:text-box>
          <svg:title/>
          <svg:desc/>
        </draw:frame>
        <draw:frame draw:id="id140" presentation:style-name="a872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Their pride (20:45-4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ir cruelty (20:47a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ir hypocrisy (20:47b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ir punishment (20:47c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30" draw:style-name="a873" draw:master-page-name="Master1-Layout12-tx-Title-and-Text" presentation:presentation-page-layout-name="Master1-PPL12" draw:id="Slide-285">
        <draw:frame draw:id="id141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PHARISEES AND JESUS (20:1-8, 20-47)<text:s text:c="1"/></text:span><text:span text:style-name="a875" text:class-names=""/></text:p>
          </draw:text-box>
          <svg:title/>
          <svg:desc/>
        </draw:frame>
        <draw:frame draw:id="id142" presentation:style-name="a887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confrontations: (20:1-8, 20-44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condemnation (20:45-47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1" draw:style-name="a888" draw:master-page-name="Master1-Layout12-tx-Title-and-Text" presentation:presentation-page-layout-name="Master1-PPL12" draw:id="Slide-286">
        <draw:frame draw:id="id143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LUKE 20</text:span><text:span text:style-name="a890" text:class-names=""/></text:p>
          </draw:text-box>
          <svg:title/>
          <svg:desc/>
        </draw:frame>
        <draw:frame draw:id="id144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THE PARABLE BY JESUS (20:9-19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HARISEES AND JESUS (20:1-8, 20-47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0</dc:title>
    <meta:initial-creator>David STRICKLAND</meta:initial-creator>
    <dc:creator>David STRICKLAND</dc:creator>
    <meta:creation-date>2020-02-22T17:35:03Z</meta:creation-date>
    <dc:date>2020-02-22T17:35:04Z</dc:date>
    <meta:template xlink:href="BibleStudy" xlink:type="simple"/>
    <meta:editing-cycles>1</meta:editing-cycles>
    <meta:editing-duration>PT0S</meta:editing-duration>
    <meta:document-statistic meta:paragraph-count="99" meta:word-count="838"/>
  </office:meta>
</office:document-meta>
</file>